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.106cm" fo:margin-bottom="0.106cm" loext:contextual-spacing="false" fo:padding="0cm" fo:border="none"/>
    </style:style>
    <style:style style:name="T1" style:family="text">
      <style:text-properties style:text-line-through-style="none" style:text-line-through-type="non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idedCompile group: 'javax.servlet', name: 'javax.servlet-api', version: '4.0.1'</text:p>
      <text:p text:style-name="P2"><text:s text:c="4"/>implementation group: 'org.springframework', name: 'spring-core', version: '5.3.2'</text:p>
      <text:p text:style-name="P2"><text:s text:c="4"/>implementation group: 'org.springframework', name: 'spring-context', version: '5.3.2'</text:p>
      <text:p text:style-name="P2"><text:s text:c="4"/>implementation group: 'org.springframework', name: 'spring-beans', version: '5.3.2'</text:p>
      <text:p text:style-name="P2"><text:s text:c="4"/>implementation group: 'org.springframework', name: 'spring-web', version: '5.3.2'</text:p>
      <text:p text:style-name="P2"><text:s text:c="4"/>implementation group: 'org.springframework', name: 'spring-webmvc', version: '5.3.2'</text:p>
      <text:p text:style-name="P2"><text:s text:c="4"/>implementation group: 'org.thymeleaf', name: 'thymeleaf-spring5', version: '3.0.11.RELEASE'</text:p>
      <text:p text:style-name="P2"><text:s text:c="4"/>implementation group: 'nz.net.ultraq.thymeleaf', name: 'thymeleaf-layout-dialect', version: '2.5.2'</text:p>
      <text:p text:style-name="P2"><text:s text:c="4"/>implementation group: 'org.hibernate', name: 'hibernate-core', version: '5.4.3.Final'</text:p>
      <text:p text:style-name="P2"><text:s text:c="4"/>implementation group: 'org.hibernate', name: 'hibernate-entitymanager', version: '5.4.3.Final'</text:p>
      <text:p text:style-name="P2"><text:s text:c="4"/>implementation group: 'org.springframework', name: 'spring-orm', version: '5.3.2'</text:p>
      <text:p text:style-name="P2"><text:s text:c="4"/>implementation group: 'mysql', name: 'mysql-connector-java', version: '8.0.22'</text:p>
      <text:p text:style-name="P2"><text:s text:c="4"/>implementation group: 'org.springframework.data', name: 'spring-data-jpa', version: '2.4.2'</text:p>
      <text:p text:style-name="P2"/>
      <text:p text:style-name="P2"><text:s text:c="4"/>implementation group: 'javax.validation', name: 'validation-api', version: '2.0.1.Final'</text:p>
      <text:p text:style-name="P2"><text:s text:c="4"/>implementation group: 'org.hibernate', name: 'hibernate-validator', version: '6.0.10.Final'</text:p>
      <text:p text:style-name="P2"/>
      <text:p text:style-name="P2">// <text:a xlink:type="simple" xlink:href="https://mvnrepository.com/artifact/org.slf4j/slf4j-simple" office:target-frame-name="_blank" xlink:show="new" text:style-name="Internet_20_link" text:visited-style-name="Visited_20_Internet_20_Link"><text:span text:style-name="T1">https://mvnrepository.com/artifact/org.slf4j/slf4j-simple</text:span></text:a></text:p>
      <text:p text:style-name="P2"><text:s text:c="4"/>testImplementation group: 'org.slf4j', name: 'slf4j-simple', version: '1.7.25'</text:p>
      <text:p text:style-name="P2">// <text:a xlink:type="simple" xlink:href="https://mvnrepository.com/artifact/commons-logging/commons-logging" office:target-frame-name="_blank" xlink:show="new" text:style-name="Internet_20_link" text:visited-style-name="Visited_20_Internet_20_Link"><text:span text:style-name="T1">https://mvnrepository.com/artifact/commons-logging/commons-logging</text:span></text:a></text:p>
      <text:p text:style-name="P2"><text:s text:c="4"/>implementation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2:01:13.094962107</meta:creation-date>
    <dc:date>2021-12-06T12:02:02.520974205</dc:date>
    <meta:editing-duration>PT50S</meta:editing-duration>
    <meta:editing-cycles>1</meta:editing-cycles>
    <meta:document-statistic meta:table-count="0" meta:image-count="0" meta:object-count="0" meta:page-count="1" meta:paragraph-count="19" meta:word-count="117" meta:character-count="1582" meta:non-whitespace-character-count="1419"/>
    <meta:generator>LibreOffice/6.4.7.2$Linux_X86_64 LibreOffice_project/40$Build-2</meta:generator>
  </office:meta>
</office:document-meta>
</file>